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style:language-asian="ja" style:country-asian="JP"/>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list-style-name="L1">
      <style:paragraph-properties fo:break-before="page"/>
    </style:style>
    <style:style style:name="T1" style:family="text">
      <style:text-properties fo:color="#0000ff" style:font-name="Times New Roman" fo:font-style="normal" style:language-asian="ja" style:country-asian="JP" style:font-style-asian="normal" style:font-style-complex="normal"/>
    </style:style>
    <style:style style:name="T2" style:family="text">
      <style:text-properties fo:color="#0000ff" style:font-name="Courier New" fo:font-style="normal" style:language-asian="ja" style:country-asian="JP" style:font-style-asian="normal" style:font-style-complex="normal"/>
    </style:style>
    <style:style style:name="T3" style:family="text">
      <style:text-properties fo:color="#0000ff" style:font-name="Courier New" fo:font-style="normal" style:font-style-asian="normal" style:font-style-complex="normal"/>
    </style:style>
    <style:style style:name="T4" style:family="text">
      <style:text-properties fo:color="#0000ff" style:font-name="Times New Roman" fo:font-style="normal" style:font-name-asian="Times New Roman" style:language-asian="ja" style:country-asian="JP" style:font-style-asian="normal" style:font-style-complex="normal"/>
    </style:style>
    <style:style style:name="T5" style:family="text">
      <style:text-properties style:font-name="Times New Roman" fo:font-style="normal" style:font-style-asian="normal" style:font-style-complex="normal"/>
    </style:style>
    <style:style style:name="T6" style:family="text">
      <style:text-properties style:font-name="Times New Roman" fo:font-style="normal" style:language-asian="ja" style:country-asian="JP" style:font-style-asian="normal" style:font-style-complex="normal"/>
    </style:style>
    <style:style style:name="T7" style:family="text">
      <style:text-properties style:font-name="Times New Roman" fo:font-style="normal" fo:font-weight="bold" style:font-style-asian="normal" style:font-weight-asian="bold" style:font-style-complex="normal" style:font-weight-complex="bold"/>
    </style:style>
    <style:style style:name="T8" style:family="text">
      <style:text-properties style:font-name="Times New Roman" fo:font-style="italic" style:font-style-asian="italic" style:font-style-complex="italic"/>
    </style:style>
    <style:style style:name="T9" style:family="text">
      <style:text-properties style:language-asian="ja" style:country-asian="JP"/>
    </style:style>
    <style:style style:name="T10" style:family="text">
      <style:text-properties style:font-name="Courier New" fo:font-style="normal" style:font-style-asian="normal" style:font-style-complex="normal"/>
    </style:style>
    <style:style style:name="T11" style:family="text">
      <style:text-properties style:font-name="Courier New" fo:font-style="normal" style:language-asian="ja" style:country-asian="JP" style:font-style-asian="normal" style:font-style-complex="normal"/>
    </style:style>
    <style:style style:name="T12" style:family="text">
      <style:text-properties style:font-name="Courier New" fo:font-style="normal" style:text-underline-style="solid" style:text-underline-width="auto" style:text-underline-color="font-color" style:language-asian="ja" style:country-asian="JP" style:font-style-asian="normal" style:font-style-complex="normal"/>
    </style:style>
    <style:style style:name="T13" style:family="text">
      <style:text-properties style:font-name="Courier New" fo:font-style="normal" style:text-underline-style="none" style:language-asian="ja" style:country-asian="JP" style:font-style-asian="normal" style:font-style-complex="normal"/>
    </style:style>
    <style:style style:name="T14" style:family="text">
      <style:text-properties style:font-name="Times New Roman" fo:font-style="normal" style:font-name-asian="Times New Roman" style:language-asian="ja" style:country-asian="JP"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odule 1 - <text:s/>Basic Programming Concepts</text:p>
      <text:p text:style-name="Standard"/>
      <text:p text:style-name="P4">Chapter <text:span text:style-name="T9">4</text:span> – <text:span text:style-name="T9">Flow Control</text:span></text:p>
      <text:p text:style-name="P2"/>
      <text:p text:style-name="P3">Questionnaire Answers</text:p>
      <text:p text:style-name="Standard"/>
      <text:list xml:id="list20410933" text:style-name="L1">
        <text:list-item>
          <text:p text:style-name="P1"><text:span text:style-name="T5">What construct allows a programmer to regroup actions commonly executed together, and invoke them from various parts of a program, potentially with different parameters?<text:line-break/></text:span><text:span text:style-name="T1">Functions</text:span><text:span text:style-name="T5"><text:line-break/></text:span></text:p>
        </text:list-item>
        <text:list-item>
          <text:p text:style-name="P1"><text:span text:style-name="T5">What type of constructs allows a programmer to repeatedly execute the same code while certain conditions are met, for example for a fixed number of time?<text:line-break/></text:span><text:span text:style-name="T1">Iterative statements (loops)</text:span><text:span text:style-name="T5"><text:line-break/></text:span></text:p>
        </text:list-item>
        <text:list-item>
          <text:p text:style-name="P1"><text:span text:style-name="T5">What two purposes does the 'return' statement serve?<text:line-break/></text:span><text:span text:style-name="T1">Specifying which value the function will return<text:line-break/>Exiting from the function (jumps to the end of the function)</text:span><text:span text:style-name="T5"><text:line-break/></text:span></text:p>
        </text:list-item>
        <text:list-item>
          <text:p text:style-name="P1"><text:span text:style-name="T5">What general guideline concerning exit points should programmers follow to ensure the readability of functions?<text:line-break/></text:span><text:span text:style-name="T1">Having a common, single exit point at the end of the function (avoiding to use the return statement anywhere else than at the end of the function)</text:span><text:span text:style-name="T5"><text:line-break/></text:span></text:p>
        </text:list-item>
        <text:list-item>
          <text:p text:style-name="P1"><text:span text:style-name="T5">What technique can be used to implement the guideline in #4, in more complex scenario?<text:line-break/>Write a function skeleton demonstrating that technique for a function returning an 'int'.<text:line-break/>Write a comment where the implementation code for the function should go.<text:line-break/></text:span><text:span text:style-name="T1">Using a variable to hold the function's return value until the end of the function<text:line-break/><text:line-break/></text:span><text:span text:style-name="T2">int MyFunction()<text:line-break/>{<text:line-break/> <text:s text:c="2"/>// Initializing with 0: could be whatever default makes sense<text:line-break/> <text:s text:c="2"/>int result = 0;<text:line-break/><text:line-break/> <text:s text:c="2"/>// Implementation code goes here<text:line-break/><text:line-break/> <text:s text:c="2"/>return result;<text:line-break/>}</text:span><text:span text:style-name="T1"><text:line-break/></text:span><text:span text:style-name="T5"><text:line-break/></text:span></text:p>
        </text:list-item>
        <text:list-item>
          <text:p text:style-name="P1"><text:span text:style-name="T5">Which C/eC control statement can we use to check whether a certain condition is met?<text:line-break/></text:span><text:span text:style-name="T1">The </text:span><text:span text:style-name="T2">if</text:span><text:span text:style-name="T1"> statement</text:span><text:span text:style-name="T6"><text:line-break/></text:span></text:p>
        </text:list-item>
        <text:list-item>
          <text:p text:style-name="P1"><text:span text:style-name="T5">Write code that checks whether the value of an integer variable 'a' is within the values 24 and 37 (inclusively), and outputs "Within 24 and 37" if it is, "Outside 24 and 37" otherwise.<text:line-break/></text:span><text:span text:style-name="T2">if(a &gt;= 24 &amp;&amp; a &lt;= 37)<text:line-break/> <text:s text:c="2"/>PrintLn("Within 24 and 37");<text:line-break/>else<text:line-break/> <text:s text:c="2"/>PrintLn("Outside 24 and 37");</text:span><text:span text:style-name="T5"><text:line-break/></text:span></text:p>
        </text:list-item>
        <text:list-item>
          <text:p text:style-name="P1"><text:soft-page-break/><text:span text:style-name="T5">How can multiple statements be executed within an if or else clause?<text:line-break/></text:span><text:span text:style-name="T1">With the use of compound statements: </text:span><text:span text:style-name="T2">if(condition) { } else { }</text:span><text:span text:style-name="T5"><text:line-break/></text:span></text:p>
        </text:list-item>
        <text:list-item>
          <text:p text:style-name="P1"><text:span text:style-name="T5">Rewrite the following code using compound statements to clarify how it actually gets understood by the C/eC grammar:<text:line-break/></text:span></text:p>
          <text:p text:style-name="P1"><text:span text:style-name="T10">if(a &gt; 4)<text:line-break/> <text:s text:c="2"/>PrintLn("Red");<text:line-break/>else if(b &gt; 12)<text:line-break/> <text:s text:c="2"/>if(c &gt; 0)<text:line-break/> <text:s text:c="5"/>PrintLn("Green");<text:line-break/>else<text:line-break/> <text:s text:c="2"/>PrintLn("Blue");</text:span><text:span text:style-name="T5"><text:line-break/></text:span></text:p>
          <text:p text:style-name="P1"><text:span text:style-name="T3">if(a &gt; 4)<text:line-break/></text:span><text:span text:style-name="T2">{</text:span><text:span text:style-name="T3"><text:line-break/> <text:s text:c="2"/>PrintLn("Red");<text:line-break/></text:span><text:span text:style-name="T2">}</text:span><text:span text:style-name="T3"><text:line-break/>else if(b &gt; 12)</text:span><text:span text:style-name="T2"><text:line-break/>{</text:span><text:span text:style-name="T3"><text:line-break/> <text:s text:c="2"/>if(c &gt; 0)<text:line-break/></text:span><text:span text:style-name="T2"> <text:s text:c="2"/>{</text:span><text:span text:style-name="T3"><text:line-break/> <text:s text:c="5"/>PrintLn("Green");<text:line-break/></text:span><text:span text:style-name="T2"> <text:s text:c="2"/>}</text:span><text:span text:style-name="T3"><text:line-break/></text:span><text:span text:style-name="T2"> <text:s text:c="2"/></text:span><text:span text:style-name="T3">else<text:line-break/></text:span><text:span text:style-name="T2"> <text:s text:c="2"/>{</text:span><text:span text:style-name="T3"><text:line-break/> <text:s text:c="2"/></text:span><text:span text:style-name="T2"><text:s text:c="3"/></text:span><text:span text:style-name="T3">PrintLn("Blue");<text:line-break/></text:span><text:span text:style-name="T2"> <text:s text:c="2"/>}</text:span><text:span text:style-name="T3"><text:line-break/></text:span><text:span text:style-name="T2">}</text:span><text:span text:style-name="T5"><text:line-break/><text:line-break/></text:span></text:p>
        </text:list-item>
        <text:list-item>
          <text:p text:style-name="P1"><text:span text:style-name="T5">Rewrite the code in question #9 to work the way it was intended to, based on its indentation.<text:line-break/><text:line-break/></text:span><text:span text:style-name="T3">if(a &gt; 4)<text:line-break/> <text:s text:c="2"/>PrintLn("Red");<text:line-break/>else if(b &gt; 12)</text:span><text:span text:style-name="T2"><text:line-break/>{</text:span><text:span text:style-name="T3"><text:line-break/> <text:s text:c="2"/>if(c &gt; 0)<text:line-break/> <text:s text:c="5"/>PrintLn("Green");<text:line-break/></text:span><text:span text:style-name="T2">}</text:span><text:span text:style-name="T3"><text:line-break/>else<text:line-break/> <text:s text:c="2"/>PrintLn("Blue");</text:span></text:p>
        </text:list-item>
        <text:list-item>
          <text:p text:style-name="P6"><text:span text:style-name="T5">Rewrite the following selection statements using the 'switch' statement instead. You will not need the variable a (GetOperation() returns a 'char').<text:line-break/></text:span><text:span text:style-name="T10">char a = GetOperation();<text:line-break/>if(a == '+') PrintLn("Add");<text:line-break/>else if(a == '-') PrintLn("Subtract");<text:line-break/>else if(a == '*') PrintLn("Multiply");<text:line-break/>else if(a == '/') PrintLn("Divide");<text:line-break/>else PrintLn("Unsupported");<text:line-break/><text:line-break/></text:span><text:span text:style-name="T2">switch(GetOperation())<text:line-break/>{<text:line-break/> <text:s text:c="2"/>case '+': PrintLn("Add"); break;<text:line-break/> <text:s text:c="2"/>case '-': PrintLn("Subtract"); break;<text:line-break/> <text:s text:c="2"/>case '*': PrintLn("Multiply"); break;<text:line-break/> <text:s text:c="2"/>case '/': PrintLn("Divide"); break;<text:line-break/> <text:s text:c="2"/>default: PrintLn("Unsupported");<text:line-break/>}</text:span><text:span text:style-name="T11"><text:line-break/></text:span></text:p>
        </text:list-item>
        <text:list-item>
          <text:p text:style-name="P1"><text:span text:style-name="T5">Which selection statement will you use in C/eC if you need to compare whether a variable is within different (relatively large) ranges of values?<text:line-break/></text:span><text:span text:style-name="T1">The if/else statement.</text:span><text:span text:style-name="T5"><text:line-break/></text:span></text:p>
        </text:list-item>
        <text:list-item>
          <text:p text:style-name="P1"><text:span text:style-name="T5">Although usually placed last, the default statement needs </text:span><text:span text:style-name="T7">not</text:span><text:span text:style-name="T5"> be at the end as stated on page 32 of the </text:span><text:span text:style-name="T8">Tao</text:span><text:span text:style-name="T5">. Having it somewhere else can be used to obtain a different fall through path. What will the output of the following code be if a is 3? If a is 7?<text:line-break/><text:line-break/></text:span><text:span text:style-name="T10">switch(a)<text:line-break/>{<text:line-break/> <text:s text:c="2"/>default: PrintLn("Default");<text:line-break/> <text:s text:c="2"/>case 1: PrintLn("One");<text:line-break/> <text:s text:c="2"/>case 2: PrintLn("Two"); break;</text:span></text:p>
          <text:p text:style-name="P1"><text:span text:style-name="T10"><text:s text:c="3"/>case 3: PrintLn("Three"); <text:line-break/> <text:s text:c="2"/>case 4: PrintLn("Four"); <text:line-break/> <text:s text:c="2"/>case 5: PrintLn("Five"); break;<text:line-break/> <text:s text:c="2"/>case 6: PrintLn("Six"); break;<text:line-break/>}</text:span><text:span text:style-name="T5"><text:line-break/><text:line-break/></text:span><text:span text:style-name="T1">If a is 3:<text:tab/>If a is 7:<text:line-break/>Three<text:tab/><text:tab/>Default<text:line-break/>Four<text:tab/><text:tab/>One<text:line-break/>Five <text:tab/><text:tab/>Two</text:span><text:span text:style-name="T6"><text:line-break/></text:span></text:p>
        </text:list-item>
        <text:list-item>
          <text:p text:style-name="P6"><text:span text:style-name="T10">What is wrong with the following code?<text:line-break/>int a = 2, b = 3;<text:line-break/>switch(a)<text:line-break/>{<text:line-break/> <text:s text:c="2"/>case 1: PrintLn("One"); break;<text:line-break/> <text:s text:c="2"/>case 2: PrintLn("Two"); break;<text:line-break/> <text:s text:c="2"/>case b: PrintLn("b"); break;<text:line-break/>}</text:span><text:span text:style-name="T5"><text:line-break/><text:line-break/></text:span><text:span text:style-name="T1">b is not constant. Only constant expressions can be used with switch/case labels.</text:span><text:span text:style-name="T6"><text:line-break/></text:span></text:p>
        </text:list-item>
        <text:list-item>
          <text:p text:style-name="P1"><text:span text:style-name="T5">What will the following code output?<text:line-break/><text:line-break/></text:span><text:span text:style-name="T10">int a = 0;<text:line-break/>while(a &lt; 5)<text:line-break/> <text:s text:c="2"/>Print(++a, " ");<text:line-break/><text:line-break/></text:span><text:span text:style-name="T2">1 2 3 4 5</text:span><text:span text:style-name="T5"><text:line-break/></text:span></text:p>
        </text:list-item>
        <text:list-item>
          <text:p text:style-name="P1"><text:span text:style-name="T5">What will the following code output?<text:line-break/><text:line-break/></text:span><text:span text:style-name="T10">int a = 5;<text:line-break/>do<text:line-break/>{<text:line-break/> <text:s text:c="2"/>Print(--a, " "); <text:s text:c="2"/><text:line-break/>} while(a &lt; 5 &amp;&amp; a &gt; 0);</text:span><text:span text:style-name="T5"><text:line-break/><text:line-break/></text:span><text:span text:style-name="T2">4 3 2 1 0<text:line-break/></text:span></text:p>
        </text:list-item>
        <text:list-item>
          <text:p text:style-name="P1"><text:span text:style-name="T5">What will be the values of and b after the following code has executed?<text:line-break/></text:span><text:span text:style-name="T10">int a = 0, b = 0;<text:line-break/>while(true)<text:line-break/>{<text:line-break/> <text:s text:c="2"/>while(b &lt; 7) if(++b &gt; </text:span><text:span text:style-name="T13">3</text:span><text:span text:style-name="T10">) break; <text:s text:c="5"/><text:line-break/> <text:s text:c="2"/>if(++a &gt; 3) break;<text:line-break/>}<text:line-break/><text:line-break/></text:span><text:span text:style-name="T4">a will be 4. b will be 7.</text:span><text:span text:style-name="T5"><text:line-break/></text:span></text:p>
        </text:list-item>
        <text:list-item>
          <text:p text:style-name="P1"><text:span text:style-name="T5">What technique can we use to break out of more than one iteration statements at once, or break out of a loop from within a switch statement?<text:line-break/><text:line-break/></text:span><text:span text:style-name="T1">Flag variables can be set, which can be checked outside the inner loop or switch statement, or the condition can be reevaluated again outside the inner loop or switch statement.</text:span><text:span text:style-name="T6"><text:line-break/></text:span></text:p>
        </text:list-item>
        <text:list-item>
          <text:p text:style-name="P1"><text:span text:style-name="T5">What are the three parts making up the C/eC 'for' loop statement?<text:line-break/><text:line-break/></text:span><text:span text:style-name="T1">The initialization, the evaluation, and the 'each iteration' statement (typically an increment)</text:span><text:span text:style-name="T5"><text:line-break/></text:span></text:p>
        </text:list-item>
        <text:list-item>
          <text:p text:style-name="P1"><text:soft-page-break/><text:span text:style-name="T5">Write code printing out the numbers 1 to 10, separated by a space, using a for loop, a counter variable starting at 0 and the Print function.<text:line-break/><text:line-break/></text:span><text:span text:style-name="T2">int c;<text:line-break/>for(c = 0; c &lt; 10; c++)<text:line-break/> <text:s text:c="2"/>Print(c+1, " ");</text:span><text:span text:style-name="T6"><text:line-break/></text:span></text:p>
        </text:list-item>
        <text:list-item>
          <text:p text:style-name="P1"><text:span text:style-name="T5">Modify the code in question #20 to skip over the number 5 using the continue statement.<text:line-break/><text:line-break/></text:span><text:span text:style-name="T2">int c;<text:line-break/>for(c = 0; c &lt; 10; c++)<text:line-break/>{<text:line-break/> <text:s text:c="2"/>if(c+1 == 5) continue;<text:line-break/> <text:s text:c="2"/>Print(c+1, " ");<text:line-break/>}<text:line-break/></text:span></text:p>
        </text:list-item>
        <text:list-item>
          <text:p text:style-name="P1"><text:span text:style-name="T5">Rewrite the code in question #20 to make use of the last two parts of the for statement only, with an empty statement after the for. Your for statement: will look like this:<text:line-break/>for(; [part2]; [part3]);<text:line-break/><text:line-break/></text:span><text:span text:style-name="T2">int c = 0;<text:line-break/>for(; c &lt; 10; Print(++c, " "));</text:span><text:span text:style-name="T6"><text:line-break/></text:span></text:p>
        </text:list-item>
        <text:list-item>
          <text:p text:style-name="P1"><text:span text:style-name="T5">Using goto is generally</text:span><text:span text:style-name="T6"> </text:span><text:span text:style-name="T5">a bad practice in C/eC. Rewrite the following code making use of an iterative statement instead:<text:line-break/></text:span><text:span text:style-name="T10">int a = 10, c = 12;<text:line-break/>start:<text:line-break/>c++;<text:line-break/>if(a + c &gt; 35)<text:line-break/> <text:s text:c="2"/>goto finished;<text:line-break/>a += 2;<text:line-break/>goto start;<text:line-break/><text:line-break/>finished:</text:span><text:span text:style-name="T5"><text:line-break/><text:line-break/></text:span><text:span text:style-name="T3">int a</text:span><text:span text:style-name="T2">, c;<text:line-break/>for(a = 10, c = 12; a + (++c) &lt;= 35; a += 2);</text:span><text:span text:style-name="T3"><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rome St-Louis</meta:initial-creator>
    <meta:creation-date>2010-09-05T02:45:47.17</meta:creation-date>
    <dc:date>2010-09-27T01:20:51.21</dc:date>
    <dc:creator>Jerome St-Louis</dc:creator>
    <meta:editing-duration>PT11H38M18S</meta:editing-duration>
    <meta:editing-cycles>114</meta:editing-cycles>
    <meta:generator>OpenOffice.org/3.2$Win32 OpenOffice.org_project/320m12$Build-9483</meta:generator>
    <meta:document-statistic meta:table-count="0" meta:image-count="0" meta:object-count="0" meta:page-count="5" meta:paragraph-count="29" meta:word-count="999" meta:character-count="5815"/>
  </office:meta>
</office:document-meta>
</file>